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35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rsid="0018bf27" officeooo:paragraph-rsid="0018bf27"/>
    </style:style>
    <style:style style:name="P6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normal" officeooo:rsid="0018bf27" style:font-weight-asian="normal" style:font-name-complex="Calibri1" style:font-weight-complex="normal"/>
    </style:style>
    <style:style style:name="P12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3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1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bf27" officeooo:paragraph-rsid="0018bf27" style:font-name-complex="Calibri1"/>
    </style:style>
    <style:style style:name="P1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7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90d64" officeooo:paragraph-rsid="00190d64" style:font-name-complex="Calibri1"/>
    </style:style>
    <style:style style:name="P19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20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2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style:font-name-complex="Calibri1"/>
    </style:style>
    <style:style style:name="T6" style:family="text">
      <style:text-properties fo:color="#000000" loext:opacity="100%" style:font-name="Calibri" officeooo:rsid="0018bf27" style:font-name-complex="Calibri1"/>
    </style:style>
    <style:style style:name="T7" style:family="text">
      <style:text-properties fo:color="#000000" loext:opacity="100%" style:font-name="Calibri" fo:font-weight="normal" officeooo:rsid="0015d1a3" style:font-weight-asian="normal" style:font-name-complex="Calibri1" style:font-weight-complex="normal"/>
    </style:style>
    <style:style style:name="T8" style:family="text">
      <style:text-properties fo:color="#000000" loext:opacity="100%" style:font-name="Calibri" fo:font-weight="normal" officeooo:rsid="0018bf27" style:font-weight-asian="normal" style:font-name-complex="Calib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7" loext:marker-style-name="T2"/>
            <text:p text:style-name="P10" loext:marker-style-name="T1"><text:span text:style-name="T2">SPSE Jecna Test Case </text:span><text:span text:style-name="T2"/></text:p>
            <text:p text:style-name="P8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7">2_Insert</text:span></text:p>
          </table:table-cell>
          <table:table-cell table:style-name="Table1.B3" office:value-type="string">
            <text:p text:style-name="P1"><text:span text:style-name="T3">Test Designed by: </text:span><text:span text:style-name="T7">Anton Kalashniko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8">Insert data to fla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8">We test if the tester can insert data into table flats.<text:line-break/>This function will also make tester insert data into city, address, house as this are needed data for flat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4"><text:s text:c="2"/>Pre-conditions: </text:span><text:span text:style-name="T8">Ability to start the program, all pre-conditions from test 1_Start</text:span></text:p>
            <text:p text:style-name="P11"/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5"> </text:span><text:span text:style-name="T6">MySQL database</text:span></text:p>
          </table:table-cell>
          <table:covered-table-cell/>
        </table:table-row>
      </table:table>
      <text:p text:style-name="P12" loext:marker-style-name="T5"/>
      <text:p text:style-name="P13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Step</text:p>
          </table:table-cell>
          <table:table-cell table:style-name="Table2.A1" office:value-type="string">
            <text:p text:style-name="P20">Test Steps</text:p>
          </table:table-cell>
          <table:table-cell table:style-name="Table2.A1" office:value-type="string">
            <text:p text:style-name="P21">Test Data</text:p>
          </table:table-cell>
          <table:table-cell table:style-name="Table2.A1" office:value-type="string">
            <text:p text:style-name="P20">Expected Result</text:p>
          </table:table-cell>
          <table:table-cell table:style-name="Table2.E1" office:value-type="string">
            <text:p text:style-name="P20">Notes</text:p>
          </table:table-cell>
        </table:table-row>
        <table:table-row table:style-name="Table2.2"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3"><text:span text:style-name="T5"><text:s/></text:span><text:span text:style-name="T6">While on menu choose 1 action</text:span></text:p>
          </table:table-cell>
          <table:table-cell table:style-name="Table2.C2" office:value-type="string">
            <text:p text:style-name="P15" loext:marker-style-name="T5">None</text:p>
          </table:table-cell>
          <table:table-cell table:style-name="Table2.D2" office:value-type="string">
            <text:p text:style-name="P15" loext:marker-style-name="T5">Another menu pops up to choose from</text:p>
          </table:table-cell>
          <table:table-cell table:style-name="Table2.E2" office:value-type="string">
            <text:p text:style-name="P16"><text:s/></text:p>
          </table:table-cell>
        </table:table-row>
        <table:table-row table:style-name="Table2.3">
          <table:table-cell table:style-name="Table2.A3" office:value-type="string">
            <text:p text:style-name="P14">2</text:p>
          </table:table-cell>
          <table:table-cell table:style-name="Table2.B3" office:value-type="string">
            <text:p text:style-name="P3"><text:span text:style-name="T5"><text:s/></text:span><text:span text:style-name="T6">Choose 4 on the popped menu</text:span></text:p>
          </table:table-cell>
          <table:table-cell table:style-name="Table2.C3" office:value-type="string">
            <text:p text:style-name="P15" loext:marker-style-name="T5">None</text:p>
          </table:table-cell>
          <table:table-cell table:style-name="Table2.D3" office:value-type="string">
            <text:p text:style-name="P15" loext:marker-style-name="T5">Last menu pops up</text:p>
          </table:table-cell>
          <table:table-cell table:style-name="Table2.E3" office:value-type="string">
            <text:p text:style-name="P16" loext:marker-style-name="T5"/>
          </table:table-cell>
        </table:table-row>
        <table:table-row table:style-name="Table2.4">
          <table:table-cell table:style-name="Table2.A4" office:value-type="string">
            <text:p text:style-name="P17">3</text:p>
          </table:table-cell>
          <table:table-cell table:style-name="Table2.B4" office:value-type="string">
            <text:p text:style-name="P3"><text:span text:style-name="T6">Choose 3 on the final menu</text:span><text:span text:style-name="T5"> </text:span></text:p>
          </table:table-cell>
          <table:table-cell table:style-name="Table2.C4" office:value-type="string">
            <text:p text:style-name="P16" loext:marker-style-name="T5"/>
          </table:table-cell>
          <table:table-cell table:style-name="Table2.D4" office:value-type="string">
            <text:p text:style-name="P15" loext:marker-style-name="T5">Program asks for city name</text:p>
          </table:table-cell>
          <table:table-cell table:style-name="Table2.E4" office:value-type="string">
            <text:p text:style-name="P15" loext:marker-style-name="T5">At this point, the program started insert handler</text:p>
          </table:table-cell>
        </table:table-row>
        <table:table-row table:style-name="Table2.5">
          <table:table-cell table:style-name="Table2.A5" office:value-type="string">
            <text:p text:style-name="P17">4</text:p>
          </table:table-cell>
          <table:table-cell table:style-name="Table2.B5" office:value-type="string">
            <text:p text:style-name="P3"><text:span text:style-name="T5"><text:s/></text:span><text:span text:style-name="T6">Fill in data one by one as the </text:span></text:p>
            <text:p text:style-name="P5"><text:span text:style-name="T5">insert handler asks you (input data is in Test Data --&gt;)</text:span></text:p>
          </table:table-cell>
          <table:table-cell table:style-name="Table2.C5" office:value-type="string">
            <text:p text:style-name="P15" loext:marker-style-name="T5">Prague, Jecna 3, 3, 4, 24, 25, 4</text:p>
          </table:table-cell>
          <table:table-cell table:style-name="Table2.D5" office:value-type="string">
            <text:p text:style-name="P15" loext:marker-style-name="T5">Start menu pops up</text:p>
          </table:table-cell>
          <table:table-cell table:style-name="Table2.E5" office:value-type="string">
            <text:p text:style-name="P15" loext:marker-style-name="T5">Possible exceptions :</text:p>
            <text:p text:style-name="P15" loext:marker-style-name="T5">If you put string instead of numbers at the indicated inputs, it will get caught and you will be sent to the starter menu to restart.</text:p>
          </table:table-cell>
        </table:table-row>
        <table:table-row table:style-name="Table2.4">
          <table:table-cell table:style-name="Table2.A6" office:value-type="string">
            <text:p text:style-name="P17">5</text:p>
          </table:table-cell>
          <table:table-cell table:style-name="Table2.B6" office:value-type="string">
            <text:p text:style-name="P15" loext:marker-style-name="T5">On start menu choose 1, then on next menu choose 4</text:p>
            <text:p text:style-name="P15" loext:marker-style-name="T5">and on the last menu choose 1</text:p>
          </table:table-cell>
          <table:table-cell table:style-name="Table2.C6" office:value-type="string">
            <text:p text:style-name="P18" loext:marker-style-name="T5">None</text:p>
          </table:table-cell>
          <table:table-cell table:style-name="Table2.D6" office:value-type="string">
            <text:p text:style-name="P18" loext:marker-style-name="T5">Data in tables will get displayed and you will see the erlier inserted data</text:p>
          </table:table-cell>
          <table:table-cell table:style-name="Table2.E6" office:value-type="string">
            <text:p text:style-name="P16" loext:marker-style-name="T5"/>
          </table:table-cell>
        </table:table-row>
      </table:table>
      <text:p text:style-name="P9" loext:marker-style-name="T1"><text:soft-page-break/></text:p>
      <text:p text:style-name="P9" loext:marker-style-name="T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2:53:41.200000000</dc:date>
    <meta:editing-cycles>6</meta:editing-cycles>
    <meta:editing-duration>PT1H4M19S</meta:editing-duration>
    <meta:generator>LibreOffice/7.5.5.2$Windows_X86_64 LibreOffice_project/ca8fe7424262805f223b9a2334bc7181abbcbf5e</meta:generator>
    <meta:document-statistic meta:table-count="2" meta:image-count="0" meta:object-count="0" meta:page-count="2" meta:paragraph-count="38" meta:word-count="218" meta:character-count="1139" meta:non-whitespace-character-count="946"/>
    <meta:user-defined meta:name="Operator">Alena Reichlová</meta:user-defined>
  </office:meta>
</office:document-meta>
</file>